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0000001A9F10A881648297E16.png" manifest:media-type="image/png"/>
  <manifest:file-entry manifest:full-path="Pictures/10000000000001BF000001DF905CAD4A85362B9C.png" manifest:media-type="image/png"/>
  <manifest:file-entry manifest:full-path="Pictures/100000000000023F0000022BA018D03BA0A7324C.png" manifest:media-type="image/png"/>
  <manifest:file-entry manifest:full-path="Pictures/100000000000013A000001EC9BFD7A0B93511EA7.png" manifest:media-type="image/png"/>
  <manifest:file-entry manifest:full-path="Pictures/1000000000000171000001E3ACC44DC9B3D10EDA.png" manifest:media-type="image/png"/>
  <manifest:file-entry manifest:full-path="Pictures/100000000000037600000202C9226C4CBCF548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88fbe" officeooo:paragraph-rsid="00088fbe" style:font-size-asian="22.75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ASSIGNMENT 01</text:p>
      <text:p text:style-name="P1"/>
      <text:p text:style-name="P1">CN-LAB</text:p>
      <text:p text:style-name="P1"/>
      <text:p text:style-name="P1"><draw:frame draw:style-name="fr1" draw:name="Image1" text:anchor-type="char" svg:x="0in" svg:y="0.3307in" svg:width="6.9252in" svg:height="4.0173in" draw:z-index="0"><draw:image xlink:href="Pictures/100000000000037600000202C9226C4CBCF548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x="1.3638in" svg:y="0.1626in" svg:width="3.8437in" svg:height="5.0311in" draw:z-index="1"><draw:image xlink:href="Pictures/1000000000000171000001E3ACC44DC9B3D10E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x="1.6189in" svg:y="0.0091in" svg:width="3.2709in" svg:height="5.1252in" draw:z-index="2"><draw:image xlink:href="Pictures/100000000000013A000001EC9BFD7A0B93511E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4" text:anchor-type="char" svg:x="0.3744in" svg:y="0.2902in" svg:width="5.9898in" svg:height="5.7811in" draw:z-index="3"><draw:image xlink:href="Pictures/100000000000023F0000022BA018D03BA0A732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x="0.5827in" svg:y="0.0717in" svg:width="4.6563in" svg:height="4.9898in" draw:z-index="4"><draw:image xlink:href="Pictures/10000000000001BF000001DF905CAD4A85362B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6" text:anchor-type="char" svg:x="1.3063in" svg:y="0.2693in" svg:width="3.1665in" svg:height="4.4272in" draw:z-index="5"><draw:image xlink:href="Pictures/1000000000000130000001A9F10A881648297E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2:04:41.188589992</meta:creation-date>
    <dc:date>2023-09-28T22:08:58.943395474</dc:date>
    <meta:editing-duration>PT4M18S</meta:editing-duration>
    <meta:editing-cycles>1</meta:editing-cycles>
    <meta:document-statistic meta:table-count="0" meta:image-count="6" meta:object-count="0" meta:page-count="7" meta:paragraph-count="2" meta:word-count="3" meta:character-count="19" meta:non-whitespace-character-count="18"/>
    <meta:generator>LibreOffice/7.3.7.2$Linux_X86_64 LibreOffice_project/30$Build-2</meta:generator>
  </office:meta>
</office:document-meta>
</file>